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7cm" fo:min-width="1.85cm"/>
    </style:style>
    <style:style style:name="gr6" style:family="graphic" style:parent-style-name="standard">
      <style:graphic-properties draw:textarea-horizontal-align="justify" draw:textarea-vertical-align="middle" draw:auto-grow-height="false" fo:min-height="1.702cm" fo:min-width="3.594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522cm"/>
    </style:style>
    <style:style style:name="gr8" style:family="graphic" style:parent-style-name="standard">
      <style:graphic-properties draw:textarea-horizontal-align="justify" draw:textarea-vertical-align="middle" draw:auto-grow-height="false" fo:min-height="1.072cm" fo:min-width="2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368cm" fo:min-width="3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8" draw:id="id8" draw:layer="layout" svg:width="6.6cm" svg:height="3.7cm" svg:x="6.9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6.6cm" svg:height="2cm" svg:x="6.9cm" svg:y="5.9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7cm" svg:height="2.2cm" svg:x="5.8cm" svg:y="8.6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5.4cm" svg:height="3.2cm" svg:x="7.3cm" svg:y="11.7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4.7cm" svg:height="3.9cm" svg:x="4.2cm" svg:y="14.4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" draw:id="id3" draw:layer="layout" svg:width="6.5cm" svg:height="3.1cm" svg:x="12.4cm" svg:y="15.1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5" draw:id="id5" draw:layer="layout" svg:width="4.8cm" svg:height="2cm" svg:x="1.3cm" svg:y="20.3cm">
          <text:p text:style-name="P1">Większe </text:p>
          <text:p text:style-name="P1">Jes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5.1cm" svg:height="2.1cm" svg:x="6.2cm" svg:y="20.4cm">
          <text:p text:style-name="P1">Większe</text:p>
          <text:p text:style-name="P1">Jest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7" draw:id="id7" draw:layer="layout" svg:width="5.7cm" svg:height="3.7cm" svg:x="7cm" svg:y="2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488cm" svg:height="0.962cm" svg:x="2.4cm" svg:y="18.5cm">
          <draw:text-box>
            <text:p>Tak</text:p>
          </draw:text-box>
        </draw:frame>
        <draw:frame draw:style-name="gr11" draw:text-style-name="P2" draw:layer="layout" svg:width="1.45cm" svg:height="0.962cm" svg:x="9.6cm" svg:y="19.1cm">
          <draw:text-box>
            <text:p>Nie</text:p>
          </draw:text-box>
        </draw:frame>
        <draw:frame draw:style-name="gr10" draw:text-style-name="P2" draw:layer="layout" svg:width="1.488cm" svg:height="0.962cm" svg:x="13.8cm" svg:y="12cm">
          <draw:text-box>
            <text:p>Tak</text:p>
          </draw:text-box>
        </draw:frame>
        <draw:frame draw:style-name="gr11" draw:text-style-name="P2" draw:layer="layout" svg:width="1.45cm" svg:height="0.962cm" svg:x="5.35cm" svg:y="12.438cm">
          <draw:text-box>
            <text:p>Nie</text:p>
          </draw:text-box>
        </draw:frame>
        <draw:connector draw:style-name="gr12" draw:text-style-name="P3" draw:layer="layout" svg:x1="9.3cm" svg:y1="10.8cm" svg:x2="10cm" svg:y2="11.7cm" draw:start-shape="id1" draw:start-glue-point="8" draw:end-shape="id2" draw:end-glue-point="4" svg:d="M9300 10800v451h700v449" svg:viewBox="0 0 701 901">
          <text:p/>
        </draw:connector>
        <draw:connector draw:style-name="gr12" draw:text-style-name="P3" draw:layer="layout" svg:x1="12.7cm" svg:y1="13.3cm" svg:x2="16.463cm" svg:y2="15.1cm" draw:start-shape="id2" draw:start-glue-point="7" draw:end-shape="id3" draw:end-glue-point="4" svg:d="M12700 13300h3763v1800" svg:viewBox="0 0 3764 1801">
          <text:p/>
        </draw:connector>
        <draw:connector draw:style-name="gr12" draw:text-style-name="P3" draw:layer="layout" svg:x1="7.3cm" svg:y1="13.3cm" svg:x2="6.55cm" svg:y2="14.4cm" draw:start-shape="id2" draw:end-shape="id4" draw:end-glue-point="4" svg:d="M7300 13300h-750v1100" svg:viewBox="0 0 751 1101">
          <text:p/>
        </draw:connector>
        <draw:connector draw:style-name="gr12" draw:text-style-name="P3" draw:layer="layout" svg:x1="4.2cm" svg:y1="16.35cm" svg:x2="3.7cm" svg:y2="20.3cm" draw:start-shape="id4" draw:start-glue-point="5" draw:end-shape="id5" draw:end-glue-point="5" svg:d="M4200 16350h-501v2951h1v999" svg:viewBox="0 0 502 3951">
          <text:p/>
        </draw:connector>
        <draw:connector draw:style-name="gr12" draw:text-style-name="P3" draw:layer="layout" svg:x1="8.9cm" svg:y1="16.35cm" svg:x2="9.388cm" svg:y2="20.4cm" draw:start-shape="id4" draw:start-glue-point="7" draw:end-shape="id6" draw:end-glue-point="4" svg:d="M8900 16350h502v3001h-14v1049" svg:viewBox="0 0 503 4051">
          <text:p/>
        </draw:connector>
        <draw:connector draw:style-name="gr12" draw:text-style-name="P3" draw:layer="layout" draw:line-skew="0.599cm" svg:x1="3.7cm" svg:y1="22.3cm" svg:x2="9.85cm" svg:y2="24.5cm" draw:start-shape="id5" draw:start-glue-point="8" draw:end-shape="id7" svg:d="M3700 22300v1700h6150v500" svg:viewBox="0 0 6151 2201">
          <text:p/>
        </draw:connector>
        <draw:connector draw:style-name="gr12" draw:text-style-name="P3" draw:layer="layout" draw:line-skew="-0.301cm" svg:x1="8.75cm" svg:y1="22.5cm" svg:x2="9.85cm" svg:y2="24.5cm" draw:start-shape="id6" draw:start-glue-point="8" draw:end-shape="id7" svg:d="M8750 22500v700h1100v1300" svg:viewBox="0 0 1101 2001">
          <text:p/>
        </draw:connector>
        <draw:connector draw:style-name="gr12" draw:text-style-name="P3" draw:layer="layout" draw:line-skew="1.899cm" svg:x1="15.65cm" svg:y1="18.2cm" svg:x2="9.85cm" svg:y2="24.5cm" draw:start-shape="id3" draw:start-glue-point="8" draw:end-shape="id7" svg:d="M15650 18200v5050h-5800v1250" svg:viewBox="0 0 5801 6301">
          <text:p/>
        </draw:connector>
        <draw:connector draw:style-name="gr12" draw:text-style-name="P3" draw:layer="layout" svg:x1="10.2cm" svg:y1="4.8cm" svg:x2="10.2cm" svg:y2="5.9cm" draw:start-shape="id8" draw:start-glue-point="8" draw:end-shape="id9" draw:end-glue-point="5" svg:d="M10200 4800v1100" svg:viewBox="0 0 1 1101">
          <text:p/>
        </draw:connector>
        <draw:connector draw:style-name="gr12" draw:text-style-name="P3" draw:layer="layout" svg:x1="10.2cm" svg:y1="7.9cm" svg:x2="10.175cm" svg:y2="8.6cm" draw:start-shape="id9" draw:start-glue-point="8" draw:end-shape="id1" draw:end-glue-point="4" svg:d="M10200 7900v351h-25v349" svg:viewBox="0 0 26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03.842123164</meta:creation-date>
    <dc:date>2019-09-20T09:07:08.869695252</dc:date>
    <meta:editing-duration>PT18M27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